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宋体" svg:font-family="宋体" style:font-pitch="variable"/>
    <style:font-face style:name="黑体" svg:font-family="黑体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4">
      <style:graphic-properties draw:stroke="solid" svg:stroke-width="0.026cm" svg:stroke-color="#000000" draw:stroke-linejoin="miter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0000cc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 style:list-style-name="L4">
      <style:graphic-properties draw:stroke="solid" svg:stroke-width="0.026cm" svg:stroke-color="#000000" draw:stroke-linejoin="miter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 style:list-style-name="L7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4">
      <style:graphic-properties draw:stroke="solid" svg:stroke-width="0.026cm" svg:stroke-color="#000000" draw:stroke-linejoin="miter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 style:list-style-name="L4">
      <style:graphic-properties draw:stroke="solid" svg:stroke-width="0.026cm" svg:stroke-color="#000000" draw:stroke-linejoin="miter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 style:list-style-name="L4">
      <style:graphic-properties draw:stroke="solid" svg:stroke-width="0.026cm" svg:stroke-color="#000000" draw:stroke-linejoin="miter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78cm" fo:min-width="0.854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78cm" fo:min-width="0.474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78cm" fo:min-width="0.391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78cm" fo:min-width="0.303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78cm" fo:min-width="0.558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8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 style:list-style-name="L8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 style:list-style-name="L8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05cm" fo:padding-right="0.05cm" fo:wrap-option="wrap" draw:shadow-color="#808080"/>
      <style:paragraph-properties style:writing-mode="lr-tb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默认-notes">
      <style:graphic-properties draw:fill-color="#ffffff" fo:min-height="11.43cm"/>
      <style:paragraph-properties style:writing-mode="lr-tb"/>
    </style:style>
    <style:style style:name="pr2" style:family="presentation" style:parent-style-name="默认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co1" style:family="table-column">
      <style:table-column-properties style:column-width="1.543cm" style:use-optimal-column-width="false"/>
    </style:style>
    <style:style style:name="co2" style:family="table-column">
      <style:table-column-properties style:column-width="1.539cm" style:use-optimal-column-width="false"/>
    </style:style>
    <style:style style:name="co3" style:family="table-column">
      <style:table-column-properties style:column-width="1.544cm" style:use-optimal-column-width="false"/>
    </style:style>
    <style:style style:name="ro1" style:family="table-row">
      <style:table-row-properties style:row-height="1.623cm" style:use-optimal-row-height="false"/>
    </style:style>
    <style:style style:name="ce1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-left="0.54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-left="0.23pt solid #000000" fo:border-right="0.23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-left="0.23pt solid #000000" fo:border-right="0.54pt solid #000000" fo:border-top="0.54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margin-left="0cm" fo:margin-right="0cm" fo:margin-top="0.97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9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794cm" fo:margin-bottom="0cm" fo:line-height="13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794cm" fo:margin-bottom="0cm" fo:line-height="13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.794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794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706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.706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.617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.617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617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61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794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.794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.706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529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cm" fo:margin-right="0cm" fo:margin-top="0.529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loext:graphic-properties draw:fill="solid" draw:fill-color="#ff0000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margin-top="0.617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solid" draw:fill-color="#0000cc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margin-top="0.706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.706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margin-top="0.706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margin-top="0.706cm" fo:margin-bottom="0cm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loext:graphic-properties draw:fill="none" draw:fill-color="#ffffff"/>
      <style:paragraph-properties fo:margin-left="0cm" fo:margin-right="0cm" fo:margin-top="0.706cm" fo:margin-bottom="0cm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style:paragraph-properties fo:margin-left="0cm" fo:margin-right="0cm" fo:margin-top="0.247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style:paragraph-properties fo:margin-left="0cm" fo:margin-right="0cm" fo:margin-top="0.617cm" fo:margin-bottom="0cm" fo:line-height="12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loext:graphic-properties draw:fill="none" draw:fill-color="#ffffff"/>
      <style:paragraph-properties fo:margin-left="0cm" fo:margin-right="0cm" fo:margin-top="0.617cm" fo:margin-bottom="0cm" fo:line-height="12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style:paragraph-properties fo:margin-left="0cm" fo:margin-right="0cm" fo:margin-top="0.706cm" fo:margin-bottom="0cm" fo:line-height="13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loext:graphic-properties draw:fill="none" draw:fill-color="#ffffff"/>
      <style:paragraph-properties fo:margin-left="0cm" fo:margin-right="0cm" fo:margin-top="0.706cm" fo:margin-bottom="0cm" fo:line-height="13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style:paragraph-properties fo:margin-left="0cm" fo:margin-right="0cm" fo:margin-top="0.794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.794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margin-top="0.794cm" fo:margin-bottom="0cm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loext:graphic-properties draw:fill="none" draw:fill-color="#ffffff"/>
      <style:paragraph-properties fo:margin-left="0cm" fo:margin-right="0cm" fo:margin-top="0.794cm" fo:margin-bottom="0cm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style:paragraph-properties fo:margin-left="0cm" fo:margin-right="0cm" fo:margin-top="0.529cm" fo:margin-bottom="0cm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loext:graphic-properties draw:fill="solid" draw:fill-color="#000000"/>
      <style:paragraph-properties fo:margin-left="0cm" fo:margin-right="0cm" fo:margin-top="0.529cm" fo:margin-bottom="0cm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solid" draw:fill-color="#ff0000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style:paragraph-properties fo:margin-left="0cm" fo:margin-right="0cm" fo:margin-top="0.247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loext:graphic-properties draw:fill="none" draw:fill-color="#ffffff"/>
      <style:paragraph-properties fo:margin-left="0cm" fo:margin-right="0cm" fo:margin-top="0.24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ffffff"/>
      <style:paragraph-properties fo:text-align="center" style:writing-mode="lr-tb"/>
    </style:style>
    <style:style style:name="P45" style:family="paragraph">
      <loext:graphic-properties draw:fill="solid" draw:fill-color="#000000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loext:graphic-properties draw:fill="solid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style:paragraph-properties fo:margin-left="0cm" fo:margin-right="0cm" fo:margin-top="0.617cm" fo:margin-bottom="0cm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loext:graphic-properties draw:fill="none" draw:fill-color="#ffffff"/>
      <style:paragraph-properties fo:margin-left="0cm" fo:margin-right="0cm" fo:margin-top="0.617cm" fo:margin-bottom="0cm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9" style:family="paragraph">
      <loext:graphic-properties draw:fill="none" draw:fill-color="#ffffff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style:paragraph-properties fo:margin-left="0cm" fo:margin-right="0cm" fo:margin-top="0.617cm" fo:margin-bottom="0cm" fo:line-height="13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margin-top="0.617cm" fo:margin-bottom="0cm" fo:line-height="13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2" style:family="paragraph">
      <style:paragraph-properties fo:margin-left="0cm" fo:margin-right="0cm" fo:margin-top="0.617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3" style:family="paragraph">
      <loext:graphic-properties draw:fill="none" draw:fill-color="#ffffff"/>
      <style:paragraph-properties fo:margin-left="0cm" fo:margin-right="0cm" fo:margin-top="0.617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4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5" style:family="paragraph">
      <loext:graphic-properties draw:fill="none" draw:fill-color="#ffffff"/>
      <style:paragraph-properties style:writing-mode="lr-tb" style:font-independent-line-spacing="true"/>
    </style:style>
    <style:style style:name="P56" style:family="paragraph">
      <style:paragraph-properties fo:margin-left="0cm" fo:margin-right="0cm" fo:margin-top="0cm" fo:margin-bottom="0cm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8" style:family="paragraph">
      <style:paragraph-properties fo:margin-left="0cm" fo:margin-right="0cm" fo:margin-top="0.706cm" fo:margin-bottom="0cm" fo:line-height="14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9" style:family="paragraph">
      <loext:graphic-properties draw:fill="none" draw:fill-color="#ffffff"/>
      <style:paragraph-properties fo:margin-left="0cm" fo:margin-right="0cm" fo:margin-top="0.706cm" fo:margin-bottom="0cm" fo:line-height="14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2" style:family="text">
      <style:text-properties style:font-name="Arial" fo:font-size="44pt" fo:language="zh" fo:country="CN" style:font-name-asian="黑体" style:font-size-asian="44pt" style:language-asian="zh" style:country-asian="CN" style:font-name-complex="黑体" style:font-size-complex="44pt" style:language-complex="zh" style:country-complex="CN"/>
    </style:style>
    <style:style style:name="T3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4" style:family="text">
      <style:text-properties fo:font-size="36pt" fo:language="zh" fo:country="CN" style:font-size-asian="36pt" style:language-asian="zh" style:country-asian="CN" style:font-size-complex="36pt" style:language-complex="zh" style:country-complex="CN"/>
    </style:style>
    <style:style style:name="T5" style:family="text">
      <style:text-properties fo:color="#0000cc" loext:opacity="100%" fo:font-size="36pt" fo:language="zh" fo:country="CN" style:font-size-asian="36pt" style:language-asian="zh" style:country-asian="CN" style:font-size-complex="36pt" style:language-complex="zh" style:country-complex="CN"/>
    </style:style>
    <style:style style:name="T6" style:family="text">
      <style:text-properties fo:color="#ff0000" loext:opacity="100%" fo:font-size="36pt" fo:language="zh" fo:country="CN" style:font-size-asian="36pt" style:language-asian="zh" style:country-asian="CN" style:font-size-complex="36pt" style:language-complex="zh" style:country-complex="CN"/>
    </style:style>
    <style:style style:name="T7" style:family="text">
      <style:text-properties fo:color="#0000cc" loext:opacity="100%" style:font-name="Arial" fo:font-size="36pt" fo:language="en" fo:country="US" style:font-name-asian="黑体" style:font-size-asian="36pt" style:language-asian="en" style:country-asian="US" style:font-name-complex="黑体" style:font-size-complex="36pt" style:language-complex="en" style:country-complex="US"/>
    </style:style>
    <style:style style:name="T8" style:family="text">
      <style:text-properties style:font-name="Arial" fo:font-size="32pt" fo:language="en" fo:country="US" fo:font-weight="normal" style:font-name-asian="黑体" style:font-size-asian="32pt" style:language-asian="en" style:country-asian="US" style:font-weight-asian="normal" style:font-name-complex="黑体" style:font-size-complex="32pt" style:language-complex="en" style:country-complex="US" style:font-weight-complex="normal"/>
    </style:style>
    <style:style style:name="T9" style:family="text">
      <style:text-properties style:font-name="Arial" fo:font-size="32pt" fo:language="zh" fo:country="CN" fo:font-weight="normal" style:font-name-asian="黑体" style:font-size-asian="32pt" style:language-asian="zh" style:country-asian="CN" style:font-weight-asian="normal" style:font-name-complex="黑体" style:font-size-complex="32pt" style:language-complex="zh" style:country-complex="CN" style:font-weight-complex="normal"/>
    </style:style>
    <style:style style:name="T10" style:family="text">
      <style:text-properties fo:language="en" fo:country="US" style:language-asian="en" style:country-asian="US" style:language-complex="en" style:country-complex="US"/>
    </style:style>
    <style:style style:name="T11" style:family="text">
      <style:text-properties fo:language="zh" fo:country="CN" style:language-asian="zh" style:country-asian="CN" style:language-complex="zh" style:country-complex="CN"/>
    </style:style>
    <style:style style:name="T12" style:family="text">
      <style:text-properties fo:color="#0000cc" loext:opacity="100%" fo:language="en" fo:country="US" style:language-asian="en" style:country-asian="US" style:language-complex="en" style:country-complex="US"/>
    </style:style>
    <style:style style:name="T13" style:family="text">
      <style:text-properties fo:color="#0000cc" loext:opacity="100%" fo:language="zh" fo:country="CN" style:language-asian="zh" style:country-asian="CN" style:language-complex="zh" style:country-complex="CN"/>
    </style:style>
    <style:style style:name="T1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5" style:family="text">
      <style:text-properties fo:color="#0000cc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16" style:family="text">
      <style:text-properties fo:color="#ffff00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17" style:family="text">
      <style:text-properties fo:font-size="32pt" fo:language="zh" fo:country="CN" style:font-size-asian="32pt" style:language-asian="zh" style:country-asian="CN" style:font-size-complex="32pt" style:language-complex="zh" style:country-complex="CN"/>
    </style:style>
    <style:style style:name="T18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19" style:family="text">
      <style:text-properties fo:color="#000099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20" style:family="text">
      <style:text-properties fo:color="#000099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21" style:family="text">
      <style:text-properties fo:color="#ff000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22" style:family="text">
      <style:text-properties fo:color="#ff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23" style:family="text">
      <style:text-properties fo:color="#0000cc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24" style:family="text">
      <style:text-properties fo:color="#0000cc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25" style:family="text">
      <style:text-properties fo:color="#000099" loext:opacity="100%" style:font-name="宋体" fo:language="en" fo:country="US" style:language-asian="en" style:country-asian="US" style:language-complex="en" style:country-complex="US"/>
    </style:style>
    <style:style style:name="T26" style:family="text">
      <style:text-properties fo:font-size="32pt" fo:language="zh" fo:country="CN" fo:font-weight="normal" style:font-size-asian="32pt" style:language-asian="zh" style:country-asian="CN" style:font-weight-asian="normal" style:font-size-complex="32pt" style:language-complex="zh" style:country-complex="CN" style:font-weight-complex="normal"/>
    </style:style>
    <style:style style:name="T27" style:family="text">
      <style:text-properties fo:color="#008000" loext:opacity="100%" fo:font-size="36pt" fo:language="en" fo:country="US" style:font-size-asian="36pt" style:language-asian="en" style:country-asian="US" style:font-size-complex="36pt" style:language-complex="en" style:country-complex="US"/>
    </style:style>
    <style:style style:name="T28" style:family="text">
      <style:text-properties fo:color="#000099" loext:opacity="100%" fo:font-size="36pt" fo:language="en" fo:country="US" style:font-size-asian="36pt" style:language-asian="en" style:country-asian="US" style:font-size-complex="36pt" style:language-complex="en" style:country-complex="US"/>
    </style:style>
    <style:style style:name="T29" style:family="text">
      <style:text-properties fo:color="#ffffff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30" style:family="text">
      <style:text-properties fo:color="#ffffff" loext:opacity="100%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31" style:family="text">
      <style:text-properties fo:font-size="24pt" fo:language="zh" fo:country="CN" fo:font-weight="normal" style:font-size-asian="24pt" style:language-asian="zh" style:country-asian="CN" style:font-weight-asian="normal" style:font-size-complex="24pt" style:language-complex="zh" style:country-complex="CN" style:font-weight-complex="normal"/>
    </style:style>
    <style:style style:name="T32" style:family="text">
      <style:text-properties fo:color="#ff0000" loext:opacity="100%" fo:language="zh" fo:country="CN" style:language-asian="zh" style:country-asian="CN" style:language-complex="zh" style:country-complex="CN"/>
    </style:style>
    <style:style style:name="T33" style:family="text">
      <style:text-properties fo:color="#ff0000" loext:opacity="100%" fo:language="en" fo:country="US" style:language-asian="en" style:country-asian="US" style:language-complex="en" style:country-complex="US"/>
    </style:style>
    <style:style style:name="T34" style:family="text">
      <style:text-properties fo:color="#000099" loext:opacity="100%" fo:language="en" fo:country="US" style:language-asian="en" style:country-asian="US" style:language-complex="en" style:country-complex="US"/>
    </style:style>
    <style:style style:name="T35" style:family="text">
      <style:text-properties fo:color="#3333cc" loext:opacity="100%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1" text:start-value="6">
        <style:list-level-properties text:min-label-width="1.27cm"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默认" presentation:presentation-page-layout-name="AL1T0" presentation:use-date-time-name="dtd1">
        <draw:custom-shape draw:name="灯片编号占位符 4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5" draw:style-name="gr2" draw:text-style-name="P4" draw:layer="layout" svg:width="22.648cm" svg:height="2.123cm" svg:x="1.27cm" svg:y="6.562cm">
          <text:list text:style-name="L1">
            <text:list-header>
              <text:p text:style-name="P3"><text:span text:style-name="T2">第</text:span><text:span text:style-name="T2">三</text:span><text:span text:style-name="T2">章</text:span><text:span text:style-name="T2"> <text:s text:c="3"/></text:span><text:span text:style-name="T2"><text:s text:c="4"/></text:span><text:span text:style-name="T2">简</text:span><text:span text:style-name="T2">单</text:span><text:span text:style-name="T2">的</text:span><text:span text:style-name="T2">输</text:span><text:span text:style-name="T2">入</text:span><text:span text:style-name="T2">输</text:span><text:span text:style-name="T2">出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默认" presentation:use-date-time-name="dtd1">
        <draw:custom-shape draw:name="灯片编号占位符 2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9" draw:style-name="gr4" draw:text-style-name="P7" draw:layer="layout" svg:width="10.372cm" svg:height="2.242cm" svg:x="0cm" svg:y="0.847cm">
          <text:list text:style-name="L1">
            <text:list-header>
              <text:p text:style-name="P6"><text:span text:style-name="T3"><text:s/></text:span><text:span text:style-name="T4">输</text:span><text:span text:style-name="T4">入</text:span><text:span text:style-name="T4">语</text:span><text:span text:style-name="T4">句</text:span><text:span text:style-name="T4">：</text:span><text:span text:style-name="T3">ci</text:span><text:span text:style-name="T3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1" draw:style-name="gr4" draw:text-style-name="P9" draw:layer="layout" svg:width="25.4cm" svg:height="10.166cm" svg:x="0cm" svg:y="4.445cm">
          <text:list text:style-name="L1">
            <text:list-header>
              <text:p text:style-name="P8"><text:span text:style-name="T4">程</text:span><text:span text:style-name="T4">序</text:span><text:span text:style-name="T4">在</text:span><text:span text:style-name="T4">执</text:span><text:span text:style-name="T4">行</text:span><text:span text:style-name="T4">期</text:span><text:span text:style-name="T4">间</text:span><text:span text:style-name="T4">，</text:span><text:span text:style-name="T5">接</text:span><text:span text:style-name="T5">收</text:span><text:span text:style-name="T5">外</text:span><text:span text:style-name="T5">部</text:span><text:span text:style-name="T5">信</text:span><text:span text:style-name="T5">息</text:span><text:span text:style-name="T5">的</text:span><text:span text:style-name="T5">操</text:span><text:span text:style-name="T5">作</text:span><text:span text:style-name="T5">称</text:span><text:span text:style-name="T5">为</text:span><text:span text:style-name="T5">程</text:span><text:span text:style-name="T5">序</text:span><text:span text:style-name="T5">的</text:span><text:span text:style-name="T5">输</text:span><text:span text:style-name="T5">入</text:span><text:span text:style-name="T4">；</text:span><text:span text:style-name="T4">而</text:span><text:span text:style-name="T4">把</text:span><text:span text:style-name="T5">程</text:span><text:span text:style-name="T5">序</text:span><text:span text:style-name="T5">向</text:span><text:span text:style-name="T5">外</text:span><text:span text:style-name="T5">部</text:span><text:span text:style-name="T5">发</text:span><text:span text:style-name="T5">送</text:span><text:span text:style-name="T5">信</text:span><text:span text:style-name="T5">息</text:span><text:span text:style-name="T5">的</text:span><text:span text:style-name="T5">操</text:span><text:span text:style-name="T5">作</text:span><text:span text:style-name="T5">称</text:span><text:span text:style-name="T5">为</text:span><text:span text:style-name="T5">程</text:span><text:span text:style-name="T5">序</text:span><text:span text:style-name="T5">的</text:span><text:span text:style-name="T5">输</text:span><text:span text:style-name="T5">出</text:span><text:span text:style-name="T4">。</text:span><text:span text:style-name="T4">在</text:span><text:span text:style-name="T3">C</text:span><text:span text:style-name="T3">+</text:span><text:span text:style-name="T3">+</text:span><text:span text:style-name="T4">中</text:span><text:span text:style-name="T4">没</text:span><text:span text:style-name="T4">有</text:span><text:span text:style-name="T4">专</text:span><text:span text:style-name="T4">门</text:span><text:span text:style-name="T4">的</text:span><text:span text:style-name="T4">输</text:span><text:span text:style-name="T4">入</text:span><text:span text:style-name="T4">输</text:span><text:span text:style-name="T4">出</text:span><text:span text:style-name="T4">语</text:span><text:span text:style-name="T4">句</text:span><text:span text:style-name="T4">，</text:span><text:span text:style-name="T4">所</text:span><text:span text:style-name="T4">有</text:span><text:span text:style-name="T4">输</text:span><text:span text:style-name="T4">入</text:span><text:span text:style-name="T4">输</text:span><text:span text:style-name="T4">出</text:span><text:span text:style-name="T4">是</text:span><text:span text:style-name="T4">通</text:span><text:span text:style-name="T4">过</text:span><text:span text:style-name="T6">输</text:span><text:span text:style-name="T6">入</text:span><text:span text:style-name="T6">输</text:span><text:span text:style-name="T6">出</text:span><text:span text:style-name="T6">流</text:span><text:span text:style-name="T4">来</text:span><text:span text:style-name="T4">实</text:span><text:span text:style-name="T4">现</text:span><text:span text:style-name="T4">的</text:span><text:span text:style-name="T4">。</text:span><text:span text:style-name="T4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默认" presentation:use-date-time-name="dtd1">
        <draw:custom-shape draw:name="灯片编号占位符 1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4" draw:text-style-name="P7" draw:layer="layout" svg:width="25.4cm" svg:height="13.735cm" svg:x="0cm" svg:y="1.27cm">
          <text:list text:style-name="L1">
            <text:list-header>
              <text:p text:style-name="P6"><text:span text:style-name="T4">要使用</text:span><text:span text:style-name="T3">C++</text:span><text:span text:style-name="T4">提供</text:span><text:span text:style-name="T4">的输入输出时，必</text:span><text:span text:style-name="T4">须在程序的开头增</text:span><text:span text:style-name="T4">加一行：</text:span></text:p>
            </text:list-header>
          </text:list>
          <text:list text:style-name="L2">
            <text:list-header>
              <text:p text:style-name="P6"><text:span text:style-name="T7">#include <text:s/></text:span><text:span text:style-name="T7">&lt;iostream.h&gt;</text:span></text:p>
            </text:list-header>
          </text:list>
          <text:list text:style-name="L1">
            <text:list-header>
              <text:p text:style-name="P6"><text:span text:style-name="T4">即包含输入输出流</text:span><text:span text:style-name="T4">的头文</text:span><text:span text:style-name="T4">件“</text:span><text:span text:style-name="T3">iostream.h”</text:span><text:span text:style-name="T4">。</text:span><text:span text:style-name="T4">有关包含文件的作</text:span><text:span text:style-name="T4">用，在编译预处理</text:span><text:span text:style-name="T4">部分（第五章）作</text:span><text:span text:style-name="T4">详细介绍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11" draw:layer="layout" svg:width="21.167cm" svg:height="1.615cm" svg:x="0cm" svg:y="0cm">
          <text:list text:style-name="L1">
            <text:list-header>
              <text:p text:style-name="P10"><text:span text:style-name="T8"><text:s/></text:span><text:span text:style-name="T9">输入十进制</text:span><text:span text:style-name="T9">整数和实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13" draw:layer="layout" svg:width="24.977cm" svg:height="2.631cm" svg:x="0.423cm" svg:y="2.54cm">
          <text:list text:style-name="L1">
            <text:list-header>
              <text:p text:style-name="P12"><text:span text:style-name="T10">cin &gt;&gt; &lt;</text:span><text:span text:style-name="T11">变量名</text:span><text:span text:style-name="T10">1&gt;</text:span><text:span text:style-name="T10">《 </text:span><text:span text:style-name="T10">&gt;&gt; &lt;</text:span><text:span text:style-name="T11">变量名</text:span><text:span text:style-name="T10">2&gt; ...... </text:span><text:span text:style-name="T10">》</text:span><text:span text:style-name="T11">（举例说</text:span><text:span text:style-name="T11">明）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15" draw:layer="layout" svg:width="25.4cm" svg:height="3.248cm" svg:x="0cm" svg:y="4.657cm">
          <text:list text:style-name="L1">
            <text:list-header>
              <text:p xml:id="id1" text:id="id1" text:style-name="P14"><text:span text:style-name="T10">int <text:s text:c="2"/>a,b;</text:span></text:p>
              <text:p xml:id="id2" text:id="id2" text:style-name="P14"><text:span text:style-name="T10">cin&gt;&gt;a&gt;&gt;b;</text:span><text:span text:style-name="T10"><text:tab/></text:span><text:span text:style-name="T12">//</text:span><text:span text:style-name="T13">程序运行至此停下，等待从键盘输入变量值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15" xml:id="id3" draw:id="id3" draw:layer="layout" svg:width="14.702cm" svg:height="3.248cm" svg:x="0cm" svg:y="10.16cm">
          <text:list text:style-name="L1">
            <text:list-header>
              <text:p text:style-name="P14"><text:span text:style-name="T11">键盘输入：</text:span><text:span text:style-name="T10">3 <text:s text:c="2"/>5&lt;CR&gt;</text:span></text:p>
              <text:p text:style-name="P14"><text:span text:style-name="T11">或：</text:span><text:span text:style-name="T10">3&lt;CR&gt; <text:s text:c="3"/>5&lt;CR&gt; <text:s text:c="3"/></text:span><text:span text:style-name="T11">均可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6" draw:text-style-name="P17" xml:id="id4" draw:id="id4" draw:layer="layout" svg:width="24.977cm" svg:height="1.785cm" svg:x="0cm" svg:y="15.24cm">
          <text:list text:style-name="L3">
            <text:list-header>
              <text:p text:style-name="P16"><text:span text:style-name="T6">输入语句自动过滤空白字符。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9" xml:id="id5" draw:id="id5">
          <draw:custom-shape draw:name="Text Box 10" draw:style-name="gr7" draw:text-style-name="P18" draw:layer="layout" svg:width="2.963cm" svg:height="1.689cm" svg:x="19.897cm" svg:y="9.102cm">
            <text:p/>
            <draw:enhanced-geometry svg:viewBox="0 0 21600 21600" draw:type="mso-spt202" draw:enhanced-path="M 0 0 L 21600 0 21600 21600 0 21600 0 0 Z N"/>
          </draw:custom-shape>
          <draw:custom-shape draw:name="Text Box 11" draw:style-name="gr4" draw:text-style-name="P20" draw:layer="layout" svg:width="2.54cm" svg:height="1.277cm" svg:x="20.108cm" svg:y="11.007cm">
            <text:list text:style-name="L1">
              <text:list-header>
                <text:p text:style-name="P19"><text:span text:style-name="T14">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2" draw:style-name="gr8" draw:text-style-name="P20" xml:id="id9" draw:id="id9" draw:layer="layout" svg:width="2.54cm" svg:height="1.277cm" svg:x="20.108cm" svg:y="9.313cm">
          <text:list text:style-name="L2">
            <text:list-header>
              <text:p text:style-name="P19"><text:span text:style-name="T1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9" draw:text-style-name="P22" xml:id="id7" draw:id="id7" draw:layer="layout" svg:width="2.54cm" svg:height="1.277cm" svg:x="14.817cm" svg:y="9.313cm">
          <text:list text:style-name="L4">
            <text:list-header>
              <text:p text:style-name="P21"><text:span text:style-name="T16">键盘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6" draw:style-name="gr10" draw:text-style-name="P24" xml:id="id8" draw:id="id8" draw:layer="layout" svg:width="2.117cm" svg:height="0.635cm" svg:x="17.568cm" svg:y="9.737cm">
          <text:list text:style-name="L1">
            <text:list-header>
              <text:p text:style-name="P23"><text:span text:style-name="T11"/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name="Group 17" xml:id="id6" draw:id="id6">
          <draw:custom-shape draw:name="Text Box 18" draw:style-name="gr7" draw:text-style-name="P18" draw:layer="layout" svg:width="2.963cm" svg:height="1.689cm" svg:x="19.897cm" svg:y="13.335cm">
            <text:p/>
            <draw:enhanced-geometry svg:viewBox="0 0 21600 21600" draw:type="mso-spt202" draw:enhanced-path="M 0 0 L 21600 0 21600 21600 0 21600 0 0 Z N"/>
          </draw:custom-shape>
          <draw:custom-shape draw:name="Text Box 19" draw:style-name="gr4" draw:text-style-name="P20" draw:layer="layout" svg:width="2.54cm" svg:height="1.277cm" svg:x="20.108cm" svg:y="15.24cm">
            <text:list text:style-name="L1">
              <text:list-header>
                <text:p text:style-name="P19"><text:span text:style-name="T14">b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0" draw:style-name="gr11" draw:text-style-name="P20" xml:id="id12" draw:id="id12" draw:layer="layout" svg:width="2.54cm" svg:height="1.277cm" svg:x="20.108cm" svg:y="13.547cm">
          <text:list text:style-name="L2">
            <text:list-header>
              <text:p text:style-name="P19"><text:span text:style-name="T15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12" draw:text-style-name="P22" xml:id="id10" draw:id="id10" draw:layer="layout" svg:width="2.54cm" svg:height="1.277cm" svg:x="14.817cm" svg:y="13.547cm">
          <text:list text:style-name="L4">
            <text:list-header>
              <text:p text:style-name="P21"><text:span text:style-name="T16">键盘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2" draw:style-name="gr10" draw:text-style-name="P24" xml:id="id11" draw:id="id11" draw:layer="layout" svg:width="2.117cm" svg:height="0.635cm" svg:x="17.568cm" svg:y="13.97cm">
          <text:list text:style-name="L1">
            <text:list-header>
              <text:p text:style-name="P23"><text:span text:style-name="T11"/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8" draw:layer="layout" svg:width="21.167cm" svg:height="1.615cm" svg:x="0cm" svg:y="0.635cm">
          <text:list text:style-name="L1">
            <text:list-header>
              <text:p text:style-name="P25"><text:span text:style-name="T17">浮点型数据同整型数据一样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18" draw:layer="layout" svg:width="13.123cm" svg:height="3.675cm" svg:x="0cm" svg:y="2.54cm">
          <text:list text:style-name="L1">
            <text:list-header>
              <text:p xml:id="id13" text:id="id13" text:style-name="P25"><text:span text:style-name="T18">float <text:s text:c="2"/>c,d;</text:span></text:p>
              <text:p xml:id="id14" text:id="id14" text:style-name="P25"><text:span text:style-name="T18">cin&gt;&gt;c&gt;&gt;d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18" draw:layer="layout" svg:width="24.553cm" svg:height="3.675cm" svg:x="0cm" svg:y="6.773cm">
          <text:list text:style-name="L1">
            <text:list-header>
              <text:p xml:id="id15" text:id="id15" text:style-name="P25"><text:span text:style-name="T18">char <text:s text:c="2"/>ch1,ch2;</text:span></text:p>
              <text:p xml:id="id16" text:id="id16" text:style-name="P25"><text:span text:style-name="T18">cin&gt;&gt;ch1&gt;&gt;ch2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18" xml:id="id17" draw:id="id17" draw:layer="layout" svg:width="21.802cm" svg:height="2.969cm" svg:x="0cm" svg:y="10.795cm">
          <text:list text:style-name="L1">
            <text:list-header>
              <text:p text:style-name="P25"><text:span text:style-name="T17">若输入：</text:span><text:span text:style-name="T18">ab&lt;CR&gt;</text:span><text:span text:style-name="T18"><text:tab/></text:span><text:span text:style-name="T17">则</text:span><text:span text:style-name="T18">ch1</text:span><text:span text:style-name="T17">为</text:span><text:span text:style-name="T18">a,</text:span><text:span text:style-name="T18"><text:tab/></text:span><text:span text:style-name="T18">ch2</text:span><text:span text:style-name="T17">为</text:span><text:span text:style-name="T18">b</text:span><text:span text:style-name="T17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" draw:text-style-name="P18" xml:id="id18" draw:id="id18" draw:layer="layout" svg:width="22.437cm" svg:height="1.615cm" svg:x="0cm" svg:y="13.335cm">
          <text:list text:style-name="L1">
            <text:list-header>
              <text:p text:style-name="P25"><text:span text:style-name="T17">若输入：</text:span><text:span text:style-name="T18">a <text:s/>b&lt;CR&gt;</text:span><text:span text:style-name="T18"><text:tab/></text:span><text:span text:style-name="T17">则</text:span><text:span text:style-name="T18">ch1</text:span><text:span text:style-name="T17">为</text:span><text:span text:style-name="T18">a,</text:span><text:span text:style-name="T18"><text:tab/></text:span><text:span text:style-name="T18">ch2</text:span><text:span text:style-name="T17">为</text:span><text:span text:style-name="T18">b</text:span><text:span text:style-name="T17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3" draw:text-style-name="P18" xml:id="id19" draw:id="id19" draw:layer="layout" svg:width="24.765cm" svg:height="2.969cm" svg:x="0cm" svg:y="15.875cm">
          <text:list text:style-name="L5">
            <text:list-header>
              <text:p text:style-name="P25"><text:span text:style-name="T19">字符型变量过滤空白字符。</text:span><text:span text:style-name="T20">cin</text:span><text:span text:style-name="T19">格式过滤空白字符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7" smil:attributeName="visibility" smil:to="visible"/>
                  <anim:transitionFilter smil:dur="0.5s" smil:targetElement="id17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" draw:text-style-name="P18" draw:layer="layout" svg:width="18.838cm" svg:height="7.795cm" svg:x="0.635cm" svg:y="0.847cm">
          <text:list text:style-name="L1">
            <text:list-header>
              <text:p text:style-name="P25"><text:span text:style-name="T18">float <text:s/>a;</text:span></text:p>
              <text:p text:style-name="P25"><text:span text:style-name="T18">int <text:s/>i1,i2;</text:span></text:p>
              <text:p text:style-name="P25"><text:span text:style-name="T18">char <text:s/>ch1,ch2;</text:span></text:p>
              <text:p text:style-name="P25"><text:span text:style-name="T18">cin&gt;&gt;i1&gt;&gt;a&gt;&gt;i2&gt;&gt;ch1&gt;&gt;ch2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4" draw:text-style-name="P18" xml:id="id20" draw:id="id20" draw:layer="layout" svg:width="15.452cm" svg:height="1.615cm" svg:x="9.313cm" svg:y="1.482cm">
          <text:list text:style-name="L3">
            <text:list-header>
              <text:p text:style-name="P25"><text:span text:style-name="T21">输入：</text:span><text:span text:style-name="T22">34 <text:s text:c="2"/>5.678 <text:s text:c="3"/>1a <text:s/>b&lt;CR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5" draw:text-style-name="P18" xml:id="id23" draw:id="id23" draw:layer="layout" svg:width="3.598cm" svg:height="1.615cm" svg:x="19.897cm" svg:y="4.022cm">
          <text:list text:style-name="L2">
            <text:list-header>
              <text:p text:style-name="P25"><text:span text:style-name="T23">i2: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4" draw:text-style-name="P27" xml:id="id26" draw:id="id26" draw:layer="layout" svg:width="25.4cm" svg:height="6.757cm" svg:x="0cm" svg:y="10.16cm">
          <text:list text:style-name="L1">
            <text:list-header>
              <text:p text:style-name="P26"><text:span text:style-name="T17">在缺省的情况下，</text:span><text:span text:style-name="T23">cin</text:span><text:span text:style-name="T24">自动跳过输入的空格</text:span><text:span text:style-name="T17">，换言之，</text:span><text:span text:style-name="T18">cin</text:span><text:span text:style-name="T17">不能将输入的空格赋给字符型变量，同样地，回车键也是作为输入字符之间的分隔符，</text:span><text:span text:style-name="T21">也不能将输入的回车键字符赋给字符型变量</text:span><text:span text:style-name="T17">。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6" draw:text-style-name="P18" xml:id="id22" draw:id="id22" draw:layer="layout" svg:width="4.656cm" svg:height="1.615cm" svg:x="14.182cm" svg:y="4.233cm">
          <text:list text:style-name="L2">
            <text:list-header>
              <text:p text:style-name="P25"><text:span text:style-name="T23">a:5.57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7" draw:text-style-name="P18" xml:id="id21" draw:id="id21" draw:layer="layout" svg:width="3.387cm" svg:height="1.615cm" svg:x="9.948cm" svg:y="4.233cm">
          <text:list text:style-name="L2">
            <text:list-header>
              <text:p text:style-name="P25"><text:span text:style-name="T23">i1:3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18" draw:text-style-name="P18" xml:id="id24" draw:id="id24" draw:layer="layout" svg:width="3.81cm" svg:height="1.615cm" svg:x="15.875cm" svg:y="6.562cm">
          <text:list text:style-name="L2">
            <text:list-header>
              <text:p text:style-name="P25"><text:span text:style-name="T23">ch1: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9" draw:text-style-name="P18" xml:id="id25" draw:id="id25" draw:layer="layout" svg:width="4.445cm" svg:height="1.615cm" svg:x="20.32cm" svg:y="6.773cm">
          <text:list text:style-name="L2">
            <text:list-header>
              <text:p text:style-name="P25"><text:span text:style-name="T23">ch2:b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20" smil:attributeName="visibility" smil:to="visible"/>
                  <anim:transitionFilter smil:dur="0.5s" smil:targetElement="id20" smil:type="barnDoor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26" smil:attributeName="visibility" smil:to="visible"/>
                  <anim:transitionFilter smil:dur="0.5s" smil:targetElement="id26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29" draw:layer="layout" svg:width="25.4cm" svg:height="7.463cm" svg:x="0cm" svg:y="0.847cm">
          <text:list text:style-name="L1">
            <text:list-header>
              <text:p text:style-name="P28"><text:span text:style-name="T17">若要把从键盘上输入的每一个字符，包括</text:span><text:span text:style-name="T21">空格和</text:span><text:span text:style-name="T21">回车键</text:span><text:span text:style-name="T17">都作为一个输入字符赋给字符型变量时，</text:span><text:span text:style-name="T17">必须使用函数</text:span><text:span text:style-name="T18">cin.get()</text:span><text:span text:style-name="T17">。其格式为：</text:span></text:p>
              <text:p text:style-name="P28"><text:span text:style-name="T18">cin.get(&lt;</text:span><text:span text:style-name="T17">字符型变量</text:span><text:span text:style-name="T18">&gt;)</text:span><text:span text:style-name="T17">；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0" draw:text-style-name="P29" xml:id="id27" draw:id="id27" draw:layer="layout" svg:width="25.4cm" svg:height="5.133cm" svg:x="0cm" svg:y="8.678cm">
          <text:list text:style-name="L2">
            <text:list-header>
              <text:p text:style-name="P28"><text:span text:style-name="T23">cin.get()</text:span><text:span text:style-name="T24">从输入行中取出一个字符，并将它赋给字符型变量</text:span><text:span text:style-name="T17">。这个语句一次只能从输入行中提取一个字符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4" draw:text-style-name="P27" xml:id="id28" draw:id="id28" draw:layer="layout" svg:width="9.736cm" svg:height="4.215cm" svg:x="5.292cm" svg:y="13.758cm">
          <text:list text:style-name="L1">
            <text:list-header>
              <text:p text:style-name="P26"><text:span text:style-name="T18">char <text:s/>c1;</text:span></text:p>
              <text:p text:style-name="P26"><text:span text:style-name="T18">cin.get(c1)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8" smil:attributeName="visibility" smil:to="visible"/>
                  <anim:transitionFilter smil:dur="0.5s" smil:targetElement="id28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8" xml:id="id29" draw:id="id29" draw:layer="layout" svg:width="14.181cm" svg:height="7.795cm" svg:x="0.847cm" svg:y="1.058cm">
          <text:list text:style-name="L1">
            <text:list-header>
              <text:p text:style-name="P25"><text:span text:style-name="T18">char <text:s/>ch1,ch2,ch3;</text:span></text:p>
              <text:p text:style-name="P25"><text:span text:style-name="T18">cin.get(ch1);</text:span></text:p>
              <text:p text:style-name="P25"><text:span text:style-name="T18">cin.get(ch2);</text:span></text:p>
              <text:p text:style-name="P25"><text:span text:style-name="T18">cin.get(ch3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18" xml:id="id30" draw:id="id30" draw:layer="layout" svg:width="9.525cm" svg:height="1.615cm" svg:x="0.847cm" svg:y="9.737cm">
          <text:list text:style-name="L1">
            <text:list-header>
              <text:p text:style-name="P25"><text:span text:style-name="T17">输入：</text:span><text:span text:style-name="T18">A <text:s/>B&lt;CR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1" draw:text-style-name="P18" xml:id="id31" draw:id="id31" draw:layer="layout" svg:width="7.197cm" svg:height="1.615cm" svg:x="12.065cm" svg:y="2.117cm">
          <text:list text:style-name="L2">
            <text:list-header>
              <text:p text:style-name="P25"><text:span text:style-name="T24">则：</text:span><text:span text:style-name="T23">ch1: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2" draw:text-style-name="P18" xml:id="id34" draw:id="id34" draw:layer="layout" svg:width="24.553cm" svg:height="1.615cm" svg:x="0cm" svg:y="12.065cm">
          <text:list text:style-name="L3">
            <text:list-header>
              <text:p text:style-name="P25"><text:span text:style-name="T21">并且在输入缓冲区中保留回车键。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3" draw:text-style-name="P18" xml:id="id32" draw:id="id32" draw:layer="layout" svg:width="7.197cm" svg:height="1.615cm" svg:x="14.393cm" svg:y="4.022cm">
          <text:list text:style-name="L2">
            <text:list-header>
              <text:p text:style-name="P25"><text:span text:style-name="T23">ch2:</text:span><text:span text:style-name="T24">空格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4" draw:text-style-name="P18" xml:id="id33" draw:id="id33" draw:layer="layout" svg:width="4.445cm" svg:height="1.615cm" svg:x="14.605cm" svg:y="6.35cm">
          <text:list text:style-name="L2">
            <text:list-header>
              <text:p text:style-name="P25"><text:span text:style-name="T23">ch3: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5" draw:text-style-name="P27" xml:id="id35" draw:id="id35" draw:layer="layout" svg:width="11.007cm" svg:height="3.509cm" svg:x="0cm" svg:y="14.393cm">
          <text:list text:style-name="L5">
            <text:list-header>
              <text:p text:style-name="P26"><text:span text:style-name="T19">空格的</text:span><text:span text:style-name="T20">ASCII</text:span><text:span text:style-name="T19">码为</text:span><text:span text:style-name="T20">3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37" draw:id="id37" draw:layer="layout" svg:width="12.337cm" svg:height="1.622cm" svg:x="11.43cm" svg:y="15.875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3"/>
            <table:table-column table:style-name="co2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list text:style-name="L1">
                  <text:list-header>
                    <text:p text:style-name="P30"><text:span text:style-name="T10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0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0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0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0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0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0">0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30"><text:span text:style-name="T10">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32" draw:style-name="gr26" draw:text-style-name="P32" xml:id="id36" draw:id="id36" draw:layer="layout" svg:width="3.175cm" svg:height="1.683cm" svg:x="10.795cm" svg:y="14.182cm">
          <text:list text:style-name="L5">
            <text:list-header>
              <text:p text:style-name="P31"><text:span text:style-name="T25">ch2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1" smil:attributeName="visibility" smil:to="visible"/>
                  <anim:transitionFilter smil:dur="0.5s" smil:targetElement="id3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2" smil:attributeName="visibility" smil:to="visible"/>
                  <anim:transitionFilter smil:dur="0.5s" smil:targetElement="id3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3" smil:attributeName="visibility" smil:to="visible"/>
                  <anim:transitionFilter smil:dur="0.5s" smil:targetElement="id3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4" smil:attributeName="visibility" smil:to="visible"/>
                  <anim:transitionFilter smil:dur="0.5s" smil:targetElement="id3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-bars" presentation:preset-sub-type="vertical">
                  <anim:set smil:begin="0s" smil:dur="0.001s" smil:fill="hold" smil:targetElement="id35" smil:attributeName="visibility" smil:to="visible"/>
                  <anim:transitionFilter smil:dur="0.5s" smil:targetElement="id35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-bars" presentation:preset-sub-type="vertical">
                  <anim:set smil:begin="0s" smil:dur="0.001s" smil:fill="hold" smil:targetElement="id36" smil:attributeName="visibility" smil:to="visible"/>
                  <anim:transitionFilter smil:dur="0.5s" smil:targetElement="id36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8" draw:layer="layout" svg:width="24.553cm" svg:height="1.615cm" svg:x="0cm" svg:y="0.635cm">
          <text:list text:style-name="L1">
            <text:list-header>
              <text:p text:style-name="P25"><text:span text:style-name="T17">输入十六进制或八进制数据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27" draw:layer="layout" svg:width="24.977cm" svg:height="6.757cm" svg:x="0cm" svg:y="4.022cm">
          <text:list text:style-name="L1">
            <text:list-header>
              <text:p text:style-name="P26"><text:span text:style-name="T17">在缺省的情况下，系统约定输入的整型数是十进制数据。当要求按八进制或十六进制输入数据时，在</text:span><text:span text:style-name="T18">cin</text:span><text:span text:style-name="T17">中必须指明相应的数据类型：</text:span><text:span text:style-name="T22">hex</text:span><text:span text:style-name="T21">为十六进制；</text:span><text:span text:style-name="T22">oct</text:span><text:span text:style-name="T21">为八进制；</text:span><text:span text:style-name="T22">dec</text:span><text:span text:style-name="T21">为十进制</text:span><text:span text:style-name="T17">。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1" draw:layer="layout" svg:width="25.4cm" svg:height="13.975cm" svg:x="0cm" svg:y="0.635cm">
          <text:list text:style-name="L1">
            <text:list-header>
              <text:p text:style-name="P10"><text:span text:style-name="T18">int <text:s/>i,j,k,l;</text:span></text:p>
              <text:p text:style-name="P10"><text:span text:style-name="T18">cin&gt;&gt;</text:span><text:span text:style-name="T23">hex</text:span><text:span text:style-name="T18">&gt;&gt;i;</text:span><text:span text:style-name="T18"><text:tab/></text:span><text:span text:style-name="T18"><text:tab/></text:span><text:span text:style-name="T23">//</text:span><text:span text:style-name="T24">指明输入为十六进制数</text:span></text:p>
              <text:p text:style-name="P10"><text:span text:style-name="T18">cin&gt;&gt;</text:span><text:span text:style-name="T23">oct</text:span><text:span text:style-name="T18">&gt;&gt;j;</text:span><text:span text:style-name="T18"><text:tab/></text:span><text:span text:style-name="T18"><text:tab/></text:span><text:span text:style-name="T23">//</text:span><text:span text:style-name="T24">指明输入为八进制数</text:span></text:p>
              <text:p text:style-name="P10"><text:span text:style-name="T18">cin&gt;&gt;k;</text:span><text:span text:style-name="T18"><text:tab/></text:span><text:span text:style-name="T18"><text:tab/></text:span><text:span text:style-name="T22">//</text:span><text:span text:style-name="T21">输入仍为八进制数</text:span></text:p>
              <text:p text:style-name="P10"><text:span text:style-name="T18">cin&gt;&gt;</text:span><text:span text:style-name="T23">dec</text:span><text:span text:style-name="T18">&gt;&gt;l;</text:span><text:span text:style-name="T18"><text:tab/></text:span><text:span text:style-name="T18"><text:tab/></text:span><text:span text:style-name="T23">//</text:span><text:span text:style-name="T24">指明输入为十进制数</text:span></text:p>
              <text:p text:style-name="P10"><text:span text:style-name="T17">当执行到语句</text:span><text:span text:style-name="T18">cin</text:span><text:span text:style-name="T17">时，若输入的数据为：</text:span></text:p>
              <text:p text:style-name="P10"><text:span text:style-name="T18">11 <text:s/>11 <text:s/>12 <text:s/>12&lt;CR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7" draw:text-style-name="P18" xml:id="id38" draw:id="id38" draw:layer="layout" svg:width="6.773cm" svg:height="1.615cm" svg:x="0cm" svg:y="15.24cm">
          <text:list text:style-name="L3">
            <text:list-header>
              <text:p text:style-name="P25"><text:span text:style-name="T21">结果：</text:span><text:span text:style-name="T22">i: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18" xml:id="id40" draw:id="id40" draw:layer="layout" svg:width="5.503cm" svg:height="1.609cm" svg:x="5.292cm" svg:y="15.452cm">
          <text:list text:style-name="L1">
            <text:list-header>
              <text:p text:style-name="P25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8" draw:text-style-name="P18" xml:id="id39" draw:id="id39" draw:layer="layout" svg:width="2.328cm" svg:height="1.615cm" svg:x="6.35cm" svg:y="15.24cm">
          <text:list text:style-name="L3">
            <text:list-header>
              <text:p text:style-name="P25"><text:span text:style-name="T22">j: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9" draw:text-style-name="P18" xml:id="id41" draw:id="id41" draw:layer="layout" svg:width="2.963cm" svg:height="1.615cm" svg:x="8.89cm" svg:y="15.24cm">
          <text:list text:style-name="L3">
            <text:list-header>
              <text:p text:style-name="P25"><text:span text:style-name="T22">k: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0" draw:text-style-name="P18" xml:id="id42" draw:id="id42" draw:layer="layout" svg:width="3.219cm" svg:height="1.615cm" svg:x="12.488cm" svg:y="15.24cm">
          <text:list text:style-name="L3">
            <text:list-header>
              <text:p text:style-name="P25"><text:span text:style-name="T22">l:12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8" smil:attributeName="visibility" smil:to="visible"/>
                  <anim:transitionFilter smil:dur="0.5s" smil:targetElement="id3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9" smil:attributeName="visibility" smil:to="visible"/>
                  <anim:transitionFilter smil:dur="0.5s" smil:targetElement="id39" smil:type="dissolve"/>
                </anim:par>
              </anim:par>
            </anim:par>
            <anim:par smil:begin="next" smil:fill="hold">
              <anim:par smil:begin="0s" smil:fill="hold">
                <anim:par smil:begin="0s" smil:end="begin" smil:fill="hold" presentation:node-type="on-click" presentation:group-id="0" presentation:preset-class="entrance" presentation:preset-id="ooo-entrance-dissolve-in">
                  <anim:set smil:begin="0s" smil:dur="0.001s" smil:fill="hold" smil:targetElement="id40" smil:attributeName="visibility" smil:to="visible"/>
                  <anim:transitionFilter smil:dur="0.5s" smil:targetElement="id4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1" smil:attributeName="visibility" smil:to="visible"/>
                  <anim:transitionFilter smil:dur="0.5s" smil:targetElement="id4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2" smil:attributeName="visibility" smil:to="visible"/>
                  <anim:transitionFilter smil:dur="0.5s" smil:targetElement="id42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34" draw:layer="layout" svg:width="24.977cm" svg:height="6.247cm" svg:x="0cm" svg:y="0cm">
          <text:list text:style-name="L1">
            <text:list-header>
              <text:p text:style-name="P33"><text:span text:style-name="T17">使用非十进制数输入时，要注意以下几点：</text:span></text:p>
              <text:p text:style-name="P33"><text:span text:style-name="T18">1</text:span><text:span text:style-name="T17">、八进制或十六进制数的输入，只能适用于</text:span><text:span text:style-name="T24">整型变量</text:span><text:span text:style-name="T17">，不适用于字符型变量，实型变量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4" xml:id="id43" draw:id="id43" draw:layer="layout" svg:width="25.4cm" svg:height="7.301cm" svg:x="0cm" svg:y="7.832cm">
          <text:list text:style-name="L1">
            <text:list-header>
              <text:p text:style-name="P33"><text:span text:style-name="T18">2</text:span><text:span text:style-name="T17">、当在</text:span><text:span text:style-name="T18">cin</text:span><text:span text:style-name="T17">中指明使用的数制输入后，</text:span><text:span text:style-name="T21">则所指明的数制一直有效，直到在接着的</text:span><text:span text:style-name="T22">cin</text:span><text:span text:style-name="T21">中指明输入时所使用的另一数制为止</text:span><text:span text:style-name="T17">。如上例中，输入</text:span><text:span text:style-name="T18">k</text:span><text:span text:style-name="T17">的值时，仍为八进制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43" smil:attributeName="visibility" smil:to="visible"/>
                  <anim:transitionFilter smil:dur="0.5s" smil:targetElement="id43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34" draw:layer="layout" svg:width="25.4cm" svg:height="7.301cm" svg:x="0cm" svg:y="1.27cm">
          <text:list text:style-name="L1">
            <text:list-header>
              <text:p text:style-name="P33"><text:span text:style-name="T18">3</text:span><text:span text:style-name="T17">、输入数据的</text:span><text:span text:style-name="T24">格式、个数和类型</text:span><text:span text:style-name="T17">必须与</text:span><text:span text:style-name="T18">cin</text:span><text:span text:style-name="T17">中所列举的变量类型</text:span><text:span text:style-name="T21">一一对应</text:span><text:span text:style-name="T17">。一旦输入出错，不仅使当前的输入数据不正确，而且使得后面的提取数据也不正确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1" draw:text-style-name="P36" xml:id="id45" draw:id="id45" draw:layer="layout" svg:width="7.196cm" svg:height="2.089cm" svg:x="2.117cm" svg:y="10.795cm">
          <text:list text:style-name="L6">
            <text:list-header>
              <text:p text:style-name="P35"><text:span text:style-name="T27">cin&gt;&gt;a,b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2" draw:text-style-name="P36" xml:id="id46" draw:id="id46" draw:layer="layout" svg:width="7.196cm" svg:height="2.089cm" svg:x="2.117cm" svg:y="13.335cm">
          <text:list text:style-name="L6">
            <text:list-header>
              <text:p text:style-name="P35"><text:span text:style-name="T27">cin&gt;&gt;a b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3" draw:text-style-name="P36" xml:id="id47" draw:id="id47" draw:layer="layout" svg:width="7.197cm" svg:height="2.089cm" svg:x="2.328cm" svg:y="15.875cm">
          <text:list text:style-name="L6">
            <text:list-header>
              <text:p text:style-name="P35"><text:span text:style-name="T27">cin&gt;&gt;ab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4" draw:text-style-name="P27" xml:id="id44" draw:id="id44" draw:layer="layout" svg:width="9.948cm" svg:height="1.885cm" svg:x="2.117cm" svg:y="8.467cm">
          <text:list text:style-name="L5">
            <text:list-header>
              <text:p text:style-name="P26"><text:span text:style-name="T20">int <text:s/>a, b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5" draw:text-style-name="P36" xml:id="id48" draw:id="id48" draw:layer="layout" svg:width="7.196cm" svg:height="2.089cm" svg:x="11.007cm" svg:y="11.642cm">
          <text:list text:style-name="L5">
            <text:list-header>
              <text:p text:style-name="P35"><text:span text:style-name="T28">cin&gt;&gt;a&gt;&gt;b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-bars" presentation:preset-sub-type="vertical">
                  <anim:set smil:begin="0s" smil:dur="0.001s" smil:fill="hold" smil:targetElement="id44" smil:attributeName="visibility" smil:to="visible"/>
                  <anim:transitionFilter smil:dur="0.5s" smil:targetElement="id44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-bars" presentation:preset-sub-type="vertical">
                  <anim:set smil:begin="0s" smil:dur="0.001s" smil:fill="hold" smil:targetElement="id45" smil:attributeName="visibility" smil:to="visible"/>
                  <anim:transitionFilter smil:dur="0.5s" smil:targetElement="id45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-bars" presentation:preset-sub-type="vertical">
                  <anim:set smil:begin="0s" smil:dur="0.001s" smil:fill="hold" smil:targetElement="id46" smil:attributeName="visibility" smil:to="visible"/>
                  <anim:transitionFilter smil:dur="0.5s" smil:targetElement="id46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-bars" presentation:preset-sub-type="vertical">
                  <anim:set smil:begin="0s" smil:dur="0.001s" smil:fill="hold" smil:targetElement="id47" smil:attributeName="visibility" smil:to="visible"/>
                  <anim:transitionFilter smil:dur="0.5s" smil:targetElement="id47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-bars" presentation:preset-sub-type="vertical">
                  <anim:set smil:begin="0s" smil:dur="0.001s" smil:fill="hold" smil:targetElement="id48" smil:attributeName="visibility" smil:to="visible"/>
                  <anim:transitionFilter smil:dur="0.5s" smil:targetElement="id48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38" draw:layer="layout" svg:width="25.4cm" svg:height="4.711cm" svg:x="0cm" svg:y="0cm">
          <text:list text:style-name="L1">
            <text:list-header>
              <text:p text:style-name="P37"><text:span text:style-name="T4">输出数据</text:span><text:span text:style-name="T4"><text:tab/></text:span><text:span text:style-name="T3">cout</text:span></text:p>
              <text:p text:style-name="P37"><text:span text:style-name="T4">与输入</text:span><text:span text:style-name="T3">cin</text:span><text:span text:style-name="T4">对应的输出是</text:span><text:span text:style-name="T3">cout</text:span><text:span text:style-name="T4">输出流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29" draw:layer="layout" svg:width="25.4cm" svg:height="9.793cm" svg:x="0cm" svg:y="6.35cm">
          <text:list text:style-name="L1">
            <text:list-header>
              <text:p xml:id="id49" text:id="id49" text:style-name="P28"><text:span text:style-name="T17">当要输出一个表达式的值时，可使用</text:span><text:span text:style-name="T18">cout</text:span><text:span text:style-name="T17">来实现，其一般格式为：</text:span></text:p>
              <text:p xml:id="id50" text:id="id50" text:style-name="P28"><text:span text:style-name="T18">cout &lt;&lt; <text:s/>&lt;</text:span><text:span text:style-name="T17">表达式</text:span><text:span text:style-name="T18">&gt; <text:s/></text:span><text:span text:style-name="T18">《</text:span><text:span text:style-name="T18">&lt;&lt; <text:s/>&lt;</text:span><text:span text:style-name="T17">表达式</text:span><text:span text:style-name="T18">&gt;......</text:span><text:span text:style-name="T18">》</text:span><text:span text:style-name="T18">;</text:span></text:p>
              <text:p xml:id="id51" text:id="id51" text:style-name="P28"><text:span text:style-name="T17">其中运算符“</text:span><text:span text:style-name="T18">&lt;&lt;”</text:span><text:span text:style-name="T17">称为插入运算符，它将紧跟其后的表达式的值，输出到显示器</text:span><text:span text:style-name="T24">当前光标</text:span><text:span text:style-name="T17">的位置。 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27" draw:layer="layout" svg:width="21.378cm" svg:height="8.875cm" svg:x="0cm" svg:y="0cm">
          <text:list text:style-name="L1">
            <text:list-header>
              <text:p text:style-name="P26"><text:span text:style-name="T18">int a=6;</text:span></text:p>
              <text:p text:style-name="P26"><text:span text:style-name="T18">float <text:s/>f1=12.4;</text:span></text:p>
              <text:p text:style-name="P26"><text:span text:style-name="T18">char <text:s/>s1[ ]=“abcd”;</text:span></text:p>
              <text:p text:style-name="P26"><text:span text:style-name="T18">cout&lt;&lt;a&lt;&lt;‘\t’&lt;&lt;f1&lt;&lt;‘\t’&lt;&lt;s1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6" draw:text-style-name="P40" xml:id="id53" draw:id="id53" draw:layer="layout" svg:width="11.853cm" svg:height="3.224cm" svg:x="1.27cm" svg:y="9.737cm">
          <text:list text:style-name="L7">
            <text:list-header>
              <text:p text:style-name="P39"><text:span text:style-name="T29"/></text:p>
              <text:p text:style-name="P39"><text:span text:style-name="T2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7" draw:text-style-name="P27" xml:id="id64" draw:id="id64" draw:layer="layout" svg:width="12.065cm" svg:height="4.215cm" svg:x="1.482cm" svg:y="13.97cm">
          <text:list text:style-name="L2">
            <text:list-header>
              <text:p text:style-name="P26"><text:span text:style-name="T23">‘</text:span><text:span text:style-name="T23">\t’</text:span><text:span text:style-name="T24">为转义字符</text:span><text:span text:style-name="T23">Tab</text:span></text:p>
              <text:p text:style-name="P26"><text:span text:style-name="T23">endl</text:span><text:span text:style-name="T24">为回车或‘</text:span><text:span text:style-name="T23">\n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38" draw:text-style-name="P41" xml:id="id55" draw:id="id55" draw:layer="layout" svg:width="3.387cm" svg:height="1.277cm" svg:x="22.013cm" svg:y="4.233cm">
          <text:list text:style-name="L4">
            <text:list-header>
              <text:p text:style-name="P19"><text:span text:style-name="T16">显示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0" draw:style-name="gr10" draw:text-style-name="P24" xml:id="id54" draw:id="id54" draw:layer="layout" svg:width="1.694cm" svg:height="0.635cm" svg:x="20.108cm" svg:y="4.657cm">
          <text:list text:style-name="L1">
            <text:list-header>
              <text:p text:style-name="P23"><text:span text:style-name="T11"/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15" draw:style-name="gr39" draw:text-style-name="P41" xml:id="id58" draw:id="id58" draw:layer="layout" svg:width="3.387cm" svg:height="1.277cm" svg:x="22.013cm" svg:y="8.678cm">
          <text:list text:style-name="L4">
            <text:list-header>
              <text:p text:style-name="P19"><text:span text:style-name="T16">显示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6" draw:style-name="gr10" draw:text-style-name="P24" xml:id="id57" draw:id="id57" draw:layer="layout" svg:width="1.694cm" svg:height="0.635cm" svg:x="20.108cm" svg:y="9.102cm">
          <text:list text:style-name="L1">
            <text:list-header>
              <text:p text:style-name="P23"><text:span text:style-name="T11"/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21" draw:style-name="gr40" draw:text-style-name="P41" xml:id="id61" draw:id="id61" draw:layer="layout" svg:width="3.387cm" svg:height="1.277cm" svg:x="22.013cm" svg:y="12.7cm">
          <text:list text:style-name="L4">
            <text:list-header>
              <text:p text:style-name="P19"><text:span text:style-name="T16">显示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2" draw:style-name="gr10" draw:text-style-name="P24" xml:id="id60" draw:id="id60" draw:layer="layout" svg:width="1.482cm" svg:height="0.635cm" svg:x="20.32cm" svg:y="12.912cm">
          <text:list text:style-name="L1">
            <text:list-header>
              <text:p text:style-name="P23"><text:span text:style-name="T11"/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name="Group 46" xml:id="id52" draw:id="id52">
          <draw:g draw:name="Group 42">
            <draw:g draw:name="Group 5">
              <draw:custom-shape draw:name="Text Box 6" draw:style-name="gr7" draw:text-style-name="P18" draw:layer="layout" svg:width="2.963cm" svg:height="1.689cm" svg:x="16.933cm" svg:y="4.233cm">
                <text:p/>
                <draw:enhanced-geometry svg:viewBox="0 0 21600 21600" draw:type="mso-spt202" draw:enhanced-path="M 0 0 L 21600 0 21600 21600 0 21600 0 0 Z N"/>
              </draw:custom-shape>
              <draw:custom-shape draw:name="Text Box 7" draw:style-name="gr4" draw:text-style-name="P20" draw:layer="layout" svg:width="2.54cm" svg:height="1.277cm" svg:x="17.144cm" svg:y="6.138cm">
                <text:list text:style-name="L1">
                  <text:list-header>
                    <text:p text:style-name="P19"><text:span text:style-name="T14">a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custom-shape draw:name="Text Box 8" draw:style-name="gr41" draw:text-style-name="P20" draw:layer="layout" svg:width="2.54cm" svg:height="1.277cm" svg:x="17.144cm" svg:y="4.445cm">
              <text:list text:style-name="L2">
                <text:list-header>
                  <text:p text:style-name="P19"><text:span text:style-name="T15">6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43">
            <draw:g draw:name="Group 11">
              <draw:custom-shape draw:name="Text Box 12" draw:style-name="gr7" draw:text-style-name="P18" draw:layer="layout" svg:width="2.963cm" svg:height="1.689cm" svg:x="16.933cm" svg:y="8.467cm">
                <text:p/>
                <draw:enhanced-geometry svg:viewBox="0 0 21600 21600" draw:type="mso-spt202" draw:enhanced-path="M 0 0 L 21600 0 21600 21600 0 21600 0 0 Z N"/>
              </draw:custom-shape>
              <draw:custom-shape draw:name="Text Box 13" draw:style-name="gr4" draw:text-style-name="P20" draw:layer="layout" svg:width="2.54cm" svg:height="1.277cm" svg:x="17.144cm" svg:y="10.372cm">
                <text:list text:style-name="L1">
                  <text:list-header>
                    <text:p text:style-name="P19"><text:span text:style-name="T14">f1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custom-shape draw:name="Text Box 14" draw:style-name="gr42" draw:text-style-name="P20" draw:layer="layout" svg:width="2.54cm" svg:height="1.277cm" svg:x="17.144cm" svg:y="8.679cm">
              <text:list text:style-name="L2">
                <text:list-header>
                  <text:p text:style-name="P19"><text:span text:style-name="T15">12.4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45">
            <draw:custom-shape draw:name="Text Box 19" draw:style-name="gr4" draw:text-style-name="P20" draw:layer="layout" svg:width="2.54cm" svg:height="1.277cm" svg:x="16.51cm" svg:y="14.181cm">
              <text:list text:style-name="L1">
                <text:list-header>
                  <text:p text:style-name="P19"><text:span text:style-name="T14">s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Rectangle 28" draw:style-name="gr43" draw:text-style-name="P43" draw:layer="layout" svg:width="1.354cm" svg:height="1.438cm" svg:x="18.966cm" svg:y="12.488cm">
              <text:list text:style-name="L2">
                <text:list-header>
                  <text:p text:style-name="P42"><text:span text:style-name="T12">\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7" draw:style-name="gr44" draw:text-style-name="P43" draw:layer="layout" svg:width="0.974cm" svg:height="1.438cm" svg:x="17.992cm" svg:y="12.488cm">
              <text:list text:style-name="L2">
                <text:list-header>
                  <text:p text:style-name="P42"><text:span text:style-name="T12">d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6" draw:style-name="gr45" draw:text-style-name="P43" draw:layer="layout" svg:width="0.891cm" svg:height="1.438cm" svg:x="17.101cm" svg:y="12.488cm">
              <text:list text:style-name="L2">
                <text:list-header>
                  <text:p text:style-name="P42"><text:span text:style-name="T12">c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5" draw:style-name="gr46" draw:text-style-name="P43" draw:layer="layout" svg:width="0.803cm" svg:height="1.438cm" svg:x="16.298cm" svg:y="12.488cm">
              <text:list text:style-name="L2">
                <text:list-header>
                  <text:p text:style-name="P42"><text:span text:style-name="T12">b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4" draw:style-name="gr47" draw:text-style-name="P43" draw:layer="layout" svg:width="1.058cm" svg:height="1.438cm" svg:x="15.24cm" svg:y="12.488cm">
              <text:list text:style-name="L2">
                <text:list-header>
                  <text:p text:style-name="P42"><text:span text:style-name="T12">a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name="Line 29" draw:style-name="gr48" draw:text-style-name="P44" draw:layer="layout" svg:x1="15.24cm" svg:y1="12.488cm" svg:x2="20.32cm" svg:y2="12.488cm">
              <text:p/>
            </draw:line>
            <draw:line draw:name="Line 30" draw:style-name="gr48" draw:text-style-name="P44" draw:layer="layout" svg:x1="15.24cm" svg:y1="13.926cm" svg:x2="20.32cm" svg:y2="13.926cm">
              <text:p/>
            </draw:line>
            <draw:line draw:name="Line 31" draw:style-name="gr48" draw:text-style-name="P44" draw:layer="layout" svg:x1="15.24cm" svg:y1="12.488cm" svg:x2="15.24cm" svg:y2="13.926cm">
              <text:p/>
            </draw:line>
            <draw:line draw:name="Line 32" draw:style-name="gr49" draw:text-style-name="P44" draw:layer="layout" svg:x1="16.298cm" svg:y1="12.488cm" svg:x2="16.298cm" svg:y2="13.926cm">
              <text:p/>
            </draw:line>
            <draw:line draw:name="Line 33" draw:style-name="gr49" draw:text-style-name="P44" draw:layer="layout" svg:x1="17.101cm" svg:y1="12.488cm" svg:x2="17.101cm" svg:y2="13.926cm">
              <text:p/>
            </draw:line>
            <draw:line draw:name="Line 34" draw:style-name="gr49" draw:text-style-name="P44" draw:layer="layout" svg:x1="17.992cm" svg:y1="12.488cm" svg:x2="17.992cm" svg:y2="13.926cm">
              <text:p/>
            </draw:line>
            <draw:line draw:name="Line 35" draw:style-name="gr49" draw:text-style-name="P44" draw:layer="layout" svg:x1="18.966cm" svg:y1="12.488cm" svg:x2="18.966cm" svg:y2="13.926cm">
              <text:p/>
            </draw:line>
            <draw:line draw:name="Line 36" draw:style-name="gr48" draw:text-style-name="P44" draw:layer="layout" svg:x1="20.32cm" svg:y1="12.488cm" svg:x2="20.32cm" svg:y2="13.926cm">
              <text:p/>
            </draw:line>
          </draw:g>
        </draw:g>
        <draw:custom-shape draw:name="Text Box 47" draw:style-name="gr50" draw:text-style-name="P45" xml:id="id56" draw:id="id56" draw:layer="layout" svg:width="1.482cm" svg:height="1.277cm" svg:x="1.693cm" svg:y="9.948cm">
          <text:list text:style-name="L8">
            <text:list-header>
              <text:p text:style-name="P21"><text:span text:style-name="T30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51" draw:text-style-name="P45" xml:id="id59" draw:id="id59" draw:layer="layout" svg:width="2.328cm" svg:height="1.277cm" svg:x="5.927cm" svg:y="9.948cm">
          <text:list text:style-name="L8">
            <text:list-header>
              <text:p text:style-name="P21"><text:span text:style-name="T30">12.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52" draw:text-style-name="P45" xml:id="id62" draw:id="id62" draw:layer="layout" svg:width="2.117cm" svg:height="1.277cm" svg:x="10.795cm" svg:y="9.948cm">
          <text:list text:style-name="L8">
            <text:list-header>
              <text:p text:style-name="P21"><text:span text:style-name="T30">abc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0" draw:style-name="gr53" draw:text-style-name="P46" xml:id="id63" draw:id="id63" draw:layer="layout" svg:width="0.511cm" svg:height="1.27cm" svg:x="1.861cm" svg:y="11.43cm">
          <text:list text:style-name="L1">
            <text:list-header>
              <text:p text:style-name="P21"><text:span text:style-name="T31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2" smil:attributeName="visibility" smil:to="visible"/>
                  <anim:transitionFilter smil:dur="0.5s" smil:targetElement="id52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4" smil:attributeName="visibility" smil:to="visible"/>
                  <anim:transitionFilter smil:dur="0.5s" smil:targetElement="id5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5" smil:attributeName="visibility" smil:to="visible"/>
                  <anim:transitionFilter smil:dur="0.5s" smil:targetElement="id5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7" smil:attributeName="visibility" smil:to="visible"/>
                  <anim:transitionFilter smil:dur="0.5s" smil:targetElement="id5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8" smil:attributeName="visibility" smil:to="visible"/>
                  <anim:transitionFilter smil:dur="0.5s" smil:targetElement="id5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0" smil:attributeName="visibility" smil:to="visible"/>
                  <anim:transitionFilter smil:dur="0.5s" smil:targetElement="id6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1" smil:attributeName="visibility" smil:to="visible"/>
                  <anim:transitionFilter smil:dur="0.5s" smil:targetElement="id6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4" smil:attributeName="visibility" smil:to="visible"/>
                  <anim:transitionFilter smil:dur="0.5s" smil:targetElement="id64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4" draw:text-style-name="P17" draw:layer="layout" svg:width="25.4cm" svg:height="1.785cm" svg:x="0cm" svg:y="0.423cm">
          <text:list text:style-name="L1">
            <text:list-header>
              <text:p text:style-name="P16"><text:span text:style-name="T3">cout</text:span><text:span text:style-name="T4">将</text:span><text:span text:style-name="T6">双引号中的字符串常量</text:span><text:span text:style-name="T4">按其原样输出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18" xml:id="id65" draw:id="id65" draw:layer="layout" svg:width="23.843cm" svg:height="3.675cm" svg:x="0cm" svg:y="2.54cm">
          <text:list text:style-name="L1">
            <text:list-header>
              <text:p text:style-name="P25"><text:span text:style-name="T18">char <text:s/>ch1=‘a’,ch2=‘b’;</text:span></text:p>
              <text:p text:style-name="P25"><text:span text:style-name="T18">cout&lt;&lt;“</text:span><text:span text:style-name="T23">c1=</text:span><text:span text:style-name="T18">“&lt;&lt;ch1&lt;&lt;‘\t’&lt;&lt;“</text:span><text:span text:style-name="T23">c2=</text:span><text:span text:style-name="T18">“&lt;&lt;ch2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5" draw:text-style-name="P18" xml:id="id66" draw:id="id66" draw:layer="layout" svg:width="20.069cm" svg:height="1.615cm" svg:x="0cm" svg:y="6.562cm">
          <text:list text:style-name="L2">
            <text:list-header>
              <text:p text:style-name="P25"><text:span text:style-name="T23">c1=</text:span><text:span text:style-name="T18">a</text:span><text:span text:style-name="T18"><text:tab/></text:span><text:span text:style-name="T18"><text:tab/></text:span><text:span text:style-name="T23">c2=</text:span><text:span text:style-name="T18">b&lt;CR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" draw:text-style-name="P15" xml:id="id67" draw:id="id67" draw:layer="layout" svg:width="25.4cm" svg:height="5.05cm" svg:x="0cm" svg:y="8.89cm">
          <text:list text:style-name="L1">
            <text:list-header>
              <text:p text:style-name="P14"><text:span text:style-name="T10">int <text:s/>i1=4,i2=5;</text:span></text:p>
              <text:p text:style-name="P14"><text:span text:style-name="T10">float <text:s/>a=3.5;</text:span></text:p>
              <text:p text:style-name="P14"><text:span text:style-name="T10">cout&lt;&lt;“</text:span><text:span text:style-name="T12">a*i1=</text:span><text:span text:style-name="T10">“&lt;&lt;a*i1&lt;&lt;endl&lt;&lt;“</text:span><text:span text:style-name="T12">a*i2=</text:span><text:span text:style-name="T10">“&lt;&lt;a*i2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56" draw:text-style-name="P18" xml:id="id68" draw:id="id68" draw:layer="layout" svg:width="20.32cm" svg:height="3.675cm" svg:x="0cm" svg:y="14.605cm">
          <text:list text:style-name="L2">
            <text:list-header>
              <text:p text:style-name="P25"><text:span text:style-name="T23">a*i1=</text:span><text:span text:style-name="T18">14</text:span></text:p>
              <text:p text:style-name="P25"><text:span text:style-name="T23">a*i2=</text:span><text:span text:style-name="T18">17.5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5" smil:attributeName="visibility" smil:to="visible"/>
                  <anim:transitionFilter smil:dur="0.5s" smil:targetElement="id6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6" smil:attributeName="visibility" smil:to="visible"/>
                  <anim:transitionFilter smil:dur="0.5s" smil:targetElement="id6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7" smil:attributeName="visibility" smil:to="visible"/>
                  <anim:transitionFilter smil:dur="0.5s" smil:targetElement="id6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8" smil:attributeName="visibility" smil:to="visible"/>
                  <anim:transitionFilter smil:dur="0.5s" smil:targetElement="id68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48" draw:layer="layout" svg:width="25.4cm" svg:height="7.183cm" svg:x="0cm" svg:y="0cm">
          <text:list text:style-name="L1">
            <text:list-header>
              <text:p text:style-name="P47"><text:span text:style-name="T11">指定输出项占用的宽度：</text:span></text:p>
              <text:p text:style-name="P47"><text:span text:style-name="T11">在输出的数据项之间进行隔开的另一种办法是</text:span><text:span text:style-name="T13">指定输出项的宽度</text:span><text:span text:style-name="T11">。如上面的两个输出语句可改写为：</text:span></text:p>
              <text:p text:style-name="P47"><text:span text:style-name="T10">cout &lt;&lt;</text:span><text:span text:style-name="T12">setw(6)</text:span><text:span text:style-name="T10">&lt;&lt; i&lt;&lt;</text:span><text:span text:style-name="T12">setw(10)</text:span><text:span text:style-name="T10">&lt;&lt;j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7" draw:text-style-name="P49" xml:id="id69" draw:id="id69" draw:layer="layout" svg:width="12.488cm" svg:height="1.683cm" svg:x="0cm" svg:y="6.985cm">
          <text:list text:style-name="L2">
            <text:list-header>
              <text:p text:style-name="P23"><text:span text:style-name="T12">_ _ _ _ _</text:span><text:span text:style-name="T10"> 4</text:span><text:span text:style-name="T12">_ _ _ _ _ _ _ _ _</text:span><text:span text:style-name="T10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48" xml:id="id70" draw:id="id70" draw:layer="layout" svg:width="25.4cm" svg:height="1.683cm" svg:x="0cm" svg:y="9.737cm">
          <text:list text:style-name="L1">
            <text:list-header>
              <text:p text:style-name="P47"><text:span text:style-name="T10">cout &lt;&lt; </text:span><text:span text:style-name="T12">setw(5)</text:span><text:span text:style-name="T10">&lt;&lt;m&lt;&lt;</text:span><text:span text:style-name="T12">setw(10)</text:span><text:span text:style-name="T10">&lt;&lt;j*k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8" draw:text-style-name="P15" xml:id="id71" draw:id="id71" draw:layer="layout" svg:width="12.277cm" svg:height="1.446cm" svg:x="0cm" svg:y="11.853cm">
          <text:list text:style-name="L2">
            <text:list-header>
              <text:p text:style-name="P14"><text:span text:style-name="T12">_ _ _ _</text:span><text:span text:style-name="T10"> 7</text:span><text:span text:style-name="T12">_ _ _ _ _ _ _ _</text:span><text:span text:style-name="T10"> 2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" draw:text-style-name="P49" xml:id="id72" draw:id="id72" draw:layer="layout" svg:width="24.765cm" svg:height="4.527cm" svg:x="0cm" svg:y="13.547cm">
          <text:list text:style-name="L1">
            <text:list-header>
              <text:p text:style-name="P23"><text:span text:style-name="T11">其中</text:span><text:span text:style-name="T12">setw(6)</text:span><text:span text:style-name="T11">指明其后的</text:span><text:span text:style-name="T32">输出项占用的字符宽度为</text:span><text:span text:style-name="T33">6</text:span><text:span text:style-name="T11">，即括号中的值指出紧跟其后的输出项占用的字符位置个数，</text:span><text:span text:style-name="T32">并向右对齐</text:span><text:span text:style-name="T11">。</text:span><text:span text:style-name="T10">setw</text:span><text:span text:style-name="T11">是“</text:span><text:span text:style-name="T34">set <text:s/>width</text:span><text:span text:style-name="T10">”</text:span><text:span text:style-name="T11">的缩写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69" smil:attributeName="visibility" smil:to="visible"/>
                  <anim:transitionFilter smil:dur="0.5s" smil:targetElement="id6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0" smil:attributeName="visibility" smil:to="visible"/>
                  <anim:transitionFilter smil:dur="0.5s" smil:targetElement="id7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1" smil:attributeName="visibility" smil:to="visible"/>
                  <anim:transitionFilter smil:dur="0.5s" smil:targetElement="id7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2" smil:attributeName="visibility" smil:to="visible"/>
                  <anim:transitionFilter smil:dur="0.5s" smil:targetElement="id72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51" draw:layer="layout" svg:width="25.4cm" svg:height="7.655cm" svg:x="0cm" svg:y="0.635cm">
          <text:list text:style-name="L1">
            <text:list-header>
              <text:p text:style-name="P50"><text:span text:style-name="T11">使用</text:span><text:span text:style-name="T12">setw()</text:span><text:span text:style-name="T11">应注意以下三点：</text:span></text:p>
              <text:p text:style-name="P50"><text:span text:style-name="T10">1</text:span><text:span text:style-name="T11">、在程序的开始位置必须包含头文件</text:span><text:span text:style-name="T12">iomanip.h</text:span><text:span text:style-name="T11">，即在程序的开头增加：</text:span></text:p>
              <text:p text:style-name="P50"><text:span text:style-name="T10">#include &lt;iomanip.h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51" xml:id="id73" draw:id="id73" draw:layer="layout" svg:width="25.4cm" svg:height="3.341cm" svg:x="0cm" svg:y="8.89cm">
          <text:list text:style-name="L1">
            <text:list-header>
              <text:p text:style-name="P50"><text:span text:style-name="T10">2</text:span><text:span text:style-name="T11">、括号中必须给出一个表达式（值为正整数），它指明紧跟其后输出项的宽度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53" xml:id="id74" draw:id="id74" draw:layer="layout" svg:width="25.4cm" svg:height="3.341cm" svg:x="0cm" svg:y="13.758cm">
          <text:list text:style-name="L1">
            <text:list-header>
              <text:p text:style-name="P52"><text:span text:style-name="T10">3</text:span><text:span text:style-name="T11">、</text:span><text:span text:style-name="T32">该设置仅对其后的一个输出项有效</text:span><text:span text:style-name="T11">。一旦按指定的宽度输出其后的输出项后，又回到原来的缺省输出方式。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5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54"><text:span text:style-name="T10"><text:s/></text:span>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3" smil:attributeName="visibility" smil:to="visible"/>
                  <anim:transitionFilter smil:dur="0.5s" smil:targetElement="id7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4" smil:attributeName="visibility" smil:to="visible"/>
                  <anim:transitionFilter smil:dur="0.5s" smil:targetElement="id74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3" draw:layer="layout" svg:width="25.4cm" svg:height="1.446cm" svg:x="0cm" svg:y="0cm">
          <text:list text:style-name="L1">
            <text:list-header>
              <text:p text:style-name="P12"><text:span text:style-name="T11">输出八、十六进制数和科学表示法的实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57" draw:layer="layout" svg:width="24.977cm" svg:height="15.903cm" svg:x="0cm" svg:y="1.702cm">
          <text:list text:style-name="L1">
            <text:list-header>
              <text:p text:style-name="P56"><text:span text:style-name="T11">对于整型数据可指定以十六进制或八进制输出，而对于实型数据可</text:span><text:span text:style-name="T13">指定以科学表示法形式</text:span><text:span text:style-name="T11">输出。例如，设有如下一个程序：</text:span></text:p>
              <text:p text:style-name="P56"><text:span text:style-name="T10">#include &lt;iostream.h&gt;</text:span></text:p>
              <text:p text:style-name="P56"><text:span text:style-name="T10">void main(void)</text:span></text:p>
              <text:p text:style-name="P56"><text:span text:style-name="T10">{ <text:s text:c="3"/>float x=3.14,y=100;</text:span></text:p>
            </text:list-header>
          </text:list>
          <text:list text:style-name="L9">
            <text:list-header>
              <text:p text:style-name="P56"><text:span text:style-name="T35"><text:s text:c="5"/></text:span><text:span text:style-name="T12">cout.setf(ios::</text:span><text:span text:style-name="T33">scientific</text:span><text:span text:style-name="T12">,ios::floatfield);</text:span></text:p>
            </text:list-header>
          </text:list>
          <text:list text:style-name="L2">
            <text:list-header>
              <text:p text:style-name="P56"><text:span text:style-name="T12"><text:s text:c="5"/></text:span><text:span text:style-name="T12">//</text:span><text:span text:style-name="T13">表明浮点数用科学表示法输出 </text:span></text:p>
            </text:list-header>
          </text:list>
          <text:list text:style-name="L1">
            <text:list-header>
              <text:p text:style-name="P56"><text:span text:style-name="T11"><text:s text:c="5"/></text:span><text:span text:style-name="T10">cout &lt;&lt; x&lt;&lt;’\t’;</text:span></text:p>
              <text:p text:style-name="P56"><text:span text:style-name="T10"><text:s text:c="5"/></text:span><text:span text:style-name="T10">cout &lt;&lt;y&lt;&lt;endl; <text:s text:c="2"/></text:span></text:p>
              <text:p text:style-name="P56"><text:span text:style-name="T1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9" draw:text-style-name="P13" xml:id="id75" draw:id="id75" draw:layer="layout" svg:width="15.028cm" svg:height="3.248cm" svg:x="8.89cm" svg:y="14.182cm">
          <text:list text:style-name="L3">
            <text:list-header>
              <text:p text:style-name="P12"><text:span text:style-name="T32">执行该程序后的输出为：</text:span></text:p>
              <text:p text:style-name="P12"><text:span text:style-name="T33">3.140000e+000 <text:s text:c="6"/>1.000000e+002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75" smil:attributeName="visibility" smil:to="visible"/>
                  <anim:transitionFilter smil:dur="0.5s" smil:targetElement="id75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59" draw:layer="layout" svg:width="25.4cm" svg:height="16.127cm" svg:x="0cm" svg:y="0.635cm">
          <text:list text:style-name="L1">
            <text:list-header>
              <text:p text:style-name="P58"><text:span text:style-name="T17">与</text:span><text:span text:style-name="T18">cin</text:span><text:span text:style-name="T17">中类同，当在</text:span><text:span text:style-name="T18">cout</text:span><text:span text:style-name="T17">中指明以一种进制输出整数时，对其后的输出均有效，直到指明又以另一种进制输出整型数据为止。对实数的输出，也是这样，</text:span><text:span text:style-name="T24">一旦指明按科学表示法输出实数，则接着的输出均按科学表示法输出，直到指明以定点数输出为止。</text:span><text:span text:style-name="T17">明确指定按定点数格式输出（缺省的输出方式）的语句为：</text:span></text:p>
            </text:list-header>
          </text:list>
          <text:list text:style-name="L2">
            <text:list-header>
              <text:p text:style-name="P58"><text:span text:style-name="T23">cout.setf(ios::</text:span><text:span text:style-name="T22">fixed</text:span><text:span text:style-name="T23">,ios::floatfield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宋体" svg:font-family="宋体" style:font-pitch="variable"/>
    <style:font-face style:name="黑体" svg:font-family="黑体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617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bold" style:font-name-asian="宋体" style:font-family-asian="宋体" style:font-pitch-asian="variable" style:font-size-asian="28pt" style:font-style-asian="normal" style:font-weight-asian="bold" style:font-name-complex="宋体" style:font-family-complex="宋体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solid" draw:fill-color="#ccccff" draw:textarea-horizontal-align="center" draw:textarea-vertical-align="middle" draw:shadow-color="#808080"/>
      <style:paragraph-properties fo:text-align="center"/>
    </style:style>
    <style:style style:name="默认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默认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617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bold" style:font-name-asian="宋体" style:font-family-asian="宋体" style:font-pitch-asian="variable" style:font-size-asian="28pt" style:font-style-asian="normal" style:font-weight-asian="bold" style:font-name-complex="宋体" style:font-family-complex="宋体" style:font-pitch-complex="variable" style:font-size-complex="28pt" style:font-style-complex="normal" style:font-weight-complex="bold" style:font-relief="none"/>
    </style:style>
    <style:style style:name="默认-notes" style:family="presentation">
      <style:graphic-properties draw:stroke="none" draw:fill="none">
        <text:list-style style:name="默认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宋体" style:font-family-asian="宋体" style:font-pitch-asian="variable" style:font-size-asian="12pt" style:font-style-asian="normal" style:font-weight-asian="normal" style:font-name-complex="宋体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默认-outline1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宋体" style:font-family-asian="宋体" style:font-pitch-asian="variable" style:font-size-asian="32pt" style:font-style-asian="normal" style:font-weight-asian="normal" style:font-name-complex="宋体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宋体" style:font-family-asian="宋体" style:font-pitch-asian="variable" style:font-size-asian="28pt" style:font-style-asian="normal" style:font-weight-asian="normal" style:font-name-complex="宋体" style:font-family-complex="宋体" style:font-pitch-complex="variable" style:font-size-complex="28pt" style:font-style-complex="normal" style:font-weight-complex="normal" style:font-relief="none"/>
    </style:style>
    <style:style style:name="默认-outline3" style:family="presentation" style:parent-style-name="默认-outline2"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宋体" style:font-family-asian="宋体" style:font-pitch-asian="variable" style:font-size-asian="24pt" style:font-style-asian="normal" style:font-weight-asian="normal" style:font-name-complex="宋体" style:font-family-complex="宋体" style:font-pitch-complex="variable" style:font-size-complex="24pt" style:font-style-complex="normal" style:font-weight-complex="normal" style:font-relief="none"/>
    </style:style>
    <style:style style:name="默认-outline4" style:family="presentation" style:parent-style-name="默认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5" style:family="presentation" style:parent-style-name="默认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6" style:family="presentation" style:parent-style-name="默认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7" style:family="presentation" style:parent-style-name="默认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8" style:family="presentation" style:parent-style-name="默认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9" style:family="presentation" style:parent-style-name="默认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宋体" style:font-family-asian="宋体" style:font-pitch-asian="variable" style:font-size-asian="32pt" style:font-style-asian="normal" style:font-weight-asian="normal" style:font-name-complex="宋体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默认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宋体" style:font-family-asian="宋体" style:font-pitch-asian="variable" style:font-size-asian="44pt" style:font-style-asian="normal" style:font-weight-asian="normal" style:font-name-complex="宋体" style:font-family-complex="宋体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cc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margin-top="0.265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ffffff"/>
      <style:paragraph-properties fo:margin-left="0cm" fo:margin-right="0cm" fo:margin-top="0.265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margin-top="0.265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margin-top="0.265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margin-top="0.265cm" fo:margin-bottom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margin-top="0.265cm" fo:margin-bottom="0cm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3" draw:text-style-name="MP3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编号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默认" style:page-layout-name="PM1" draw:style-name="Mdp1">
      <draw:frame presentation:style-name="默认-title" draw:layer="backgroundobjects" svg:width="21.59cm" svg:height="3.175cm" svg:x="1.905cm" svg:y="1.692cm" presentation:class="title" presentation:placeholder="true">
        <draw:text-box/>
      </draw:frame>
      <draw:frame presentation:style-name="默认-outline1" draw:layer="backgroundobjects" svg:width="21.59cm" svg:height="11.43cm" svg:x="1.905cm" svg:y="5.503cm" presentation:class="outline" presentation:placeholder="true">
        <draw:text-box/>
      </draw:frame>
      <draw:frame draw:style-name="Mgr2" draw:text-style-name="MP5" draw:layer="backgroundobjects" svg:width="5.292cm" svg:height="1.27cm" svg:x="1.905cm" svg:y="17.357cm" presentation:class="date-time">
        <draw:text-box>
          <text:p/>
        </draw:text-box>
      </draw:frame>
      <draw:frame draw:style-name="Mgr2" draw:text-style-name="MP6" draw:layer="backgroundobjects" svg:width="8.044cm" svg:height="1.27cm" svg:x="8.678cm" svg:y="17.357cm" presentation:class="footer">
        <draw:text-box>
          <text:p/>
        </draw:text-box>
      </draw:frame>
      <draw:frame draw:style-name="Mgr2" draw:text-style-name="MP8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7"><text:span text:style-name="MT2"><text:page-number>&lt;编号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9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10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默认-title" draw:layer="backgroundobjects" svg:width="12.7cm" svg:height="9.525cm" svg:x="3.175cm" svg:y="1.904cm" presentation:class="page"/>
        <draw:frame presentation:style-name="默认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9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10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1"><text:span text:style-name="MT3"><text:page-number>&lt;编号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++_Lecture</dc:title>
    <meta:initial-creator>朱红</meta:initial-creator>
    <meta:creation-date>2002-01-08T14:03:06.320000000</meta:creation-date>
    <dc:date>2024-01-25T23:42:51.535125724</dc:date>
    <meta:editing-cycles>540</meta:editing-cycles>
    <meta:editing-duration>P14DT22H49M40S</meta:editing-duration>
    <meta:generator>LibreOffice/7.3.7.2$Linux_X86_64 LibreOffice_project/30$Build-2</meta:generator>
    <meta:document-statistic meta:object-count="202"/>
  </office:meta>
</office:document-meta>
</file>